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-Light" svg:font-family="OpenSans-Light, Arial, sans-serif"/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</text:span><text:span text:style-name="T2"> </text:span><text:span text:style-name="T1">bem vindo ao curso de Orientação a Objetos com Java.</text:span><text:span text:style-name="T2"> </text:span><text:span text:style-name="T1">Eu sou Clóvis Fernandes,</text:span><text:span text:style-name="T2"> </text:span><text:span text:style-name="T1">e nesta aula iremos apresentar a parte 2 da modelagem CRC.</text:span><text:span text:style-name="T2"> </text:span><text:span text:style-name="T1">Nesta parte iremos identificar completamente as classes,</text:span><text:span text:style-name="T2"> </text:span><text:span text:style-name="T1">no passo anterior, até o passo 2,</text:span><text:span text:style-name="T2"> </text:span><text:span text:style-name="T1">nós identificamos apenas os nomes das classes e a sua descrição.</text:span><text:span text:style-name="T2"> </text:span><text:span text:style-name="T1">Agora iremos complementar isso identificando as responsabilidades e</text:span><text:span text:style-name="T2"> </text:span><text:span text:style-name="T1">as colaborações de cada uma das 3 classes que nós levantamos na aula anterior.</text:span><text:span text:style-name="T2"> </text:span><text:span text:style-name="T1">Relembrando pouco, nós estamos falando então, da modelagem CRC.</text:span><text:span text:style-name="T2"> </text:span><text:span text:style-name="T1">O sistema que nós estamos exemplificando didaticamente nesta aula é sobre o sistema</text:span><text:span text:style-name="T2"> </text:span><text:span text:style-name="T1">de automação de biblioteca, que nós já tínhamos identificado 3 classes.</text:span><text:span text:style-name="T2"> </text:span><text:span text:style-name="T1">A classe biblioteca, a classe livro e a classe usuário.</text:span><text:span text:style-name="T2"> </text:span><text:span text:style-name="T1">Para cada uma delas nós tínhamos também feito uma descrição da finalidade</text:span><text:span text:style-name="T2"> </text:span><text:span text:style-name="T1">de cada uma dessas classes.</text:span><text:span text:style-name="T2"> </text:span><text:span text:style-name="T1">Nesta aula iremos começar a apresentar o passo 3.</text:span><text:span text:style-name="T2"> </text:span><text:span text:style-name="T1">Descrevemos as responsabilidades óbvias.</text:span><text:span text:style-name="T2"> </text:span><text:span text:style-name="T1">O que são as responsabilidades óbvias?</text:span><text:span text:style-name="T2"> </text:span><text:span text:style-name="T1">São aquelas que ao olhar o nome da classe e ao olhar a descrição que nós demos</text:span><text:span text:style-name="T2"> </text:span><text:span text:style-name="T1">para a finalidade da classe, algumas resposabilidades aparecem naturalmente.</text:span><text:span text:style-name="T2"> </text:span><text:span text:style-name="T1">Por isso é que a gente diz que elas são óbvias.</text:span><text:span text:style-name="T2"> </text:span><text:span text:style-name="T1">Neste passo 3, então a nossa atividade vai ser para cada classe</text:span><text:span text:style-name="T2"> </text:span><text:span text:style-name="T1">identificada fazer o levantamento das responsabilidades óbvias.</text:span><text:span text:style-name="T2"> </text:span><text:span text:style-name="T1">Por exemplo, na classe biblioteca nós temos 5 responsabilidades óbvias.</text:span><text:span text:style-name="T2"> </text:span><text:span text:style-name="T1">A classe biblioteca sabe o nome da biblioteca, sabe o catálogo de livros,</text:span><text:span text:style-name="T2"> </text:span><text:span text:style-name="T1">sabe a lista de usuários registrados na biblioteca.</text:span><text:span text:style-name="T2"> </text:span><text:span text:style-name="T1">Com relação às responsabilidades do tipo Faz, a biblioteca registra</text:span><text:span text:style-name="T2"> </text:span><text:span text:style-name="T1">novo usuário, ela adiciona novo livro ao catálogo.</text:span><text:span text:style-name="T2"> </text:span><text:span text:style-name="T1">Essas são as responsabilidades óbvias.</text:span><text:span text:style-name="T2"> </text:span><text:span text:style-name="T1">Mas uma coisa que tem que ficar bem claro para todo mundo.</text:span><text:span text:style-name="T2"> </text:span><text:span text:style-name="T1">Mesmo que eu não consiga identificar uma responsabilidade óbvia,</text:span><text:span text:style-name="T2"> </text:span><text:span text:style-name="T1">que potencialmente seria óbvia, mais para a frente,</text:span><text:span text:style-name="T2"> </text:span><text:span text:style-name="T1">ao trabalhar colaborações, ao trabalhar novas classes,</text:span><text:span text:style-name="T2"> </text:span><text:span text:style-name="T1">eventualmente essas classes que tenhamos esquecido, elas vão aparecer.</text:span><text:span text:style-name="T2"> </text:span><text:span text:style-name="T1">Então não precisamos ficar muito preocupados se estamos sendo completos,</text:span><text:span text:style-name="T2"> </text:span><text:span text:style-name="T1">se estamos conseguindo identificar todas as responsabilidades que são óbvias.</text:span><text:span text:style-name="T2"> </text:span><text:span text:style-name="T1">Com relação à classe livro, a classe livro sabe o título do livro,</text:span><text:span text:style-name="T2"> </text:span><text:span text:style-name="T1">ela sabe o autor do livro, ela sabe também o número único do livro</text:span><text:span text:style-name="T2"> </text:span><text:span text:style-name="T1">que é identificado pela biblioteca, para diferenciar livro do outro.</text:span><text:span text:style-name="T2"> </text:span><text:span text:style-name="T1">A classe livro também sabe se o livro está disponível para empréstimo ou não.</text:span><text:span text:style-name="T2"> </text:span><text:span text:style-name="T1">Isso é uma informação que ela sabe.</text:span><text:span text:style-name="T2"> </text:span><text:span text:style-name="T1">Outra informação que ela sabe é, caso o livro tenha sido emprestado,</text:span><text:span text:style-name="T2"> </text:span><text:span text:style-name="T1">para qual usuário ele foi emprestado.</text:span><text:span text:style-name="T2"> </text:span><text:span text:style-name="T1">A classe livro sabe.</text:span><text:span text:style-name="T2"> </text:span><text:span text:style-name="T1">Se o livro não foi emprestado ainda, não tem usuário.</text:span><text:span text:style-name="T2"> </text:span><text:span text:style-name="T1">Mas se o livro foi emprestado, ela sabe para qual usuário o livro foi emprestado.</text:span><text:span text:style-name="T2"> </text:span><text:span text:style-name="T1">Já a classe usuário, ela sabe o nome do usuário.</text:span><text:span text:style-name="T2"> </text:span><text:span text:style-name="T1">Ela sabe também a lista dos livros que esse usuário emprestou num dado momento.</text:span><text:span text:style-name="T2"> </text:span><text:span text:style-name="T1">Inicialmente ele é vazio, se ele emprestar livro,</text:span><text:span text:style-name="T2"> </text:span><text:span text:style-name="T1">vai ter livro indicando que livro é esse.</text:span><text:span text:style-name="T2"> </text:span><text:span text:style-name="T1">Então ele tem uma lista dos livros que ele emprestou.</text:span><text:span text:style-name="T2"> </text:span><text:span text:style-name="T1">Quando não tiver nenhum livro, ela é uma lista vazia.</text:span><text:span text:style-name="T2"> </text:span><text:span text:style-name="T1">Uma maneira usual de descobrir as responsabilidades é</text:span><text:span text:style-name="T2"> </text:span><text:span text:style-name="T1">inicialmente examinando as responsabilidades óbvias.</text:span><text:span text:style-name="T2"> </text:span><text:span text:style-name="T1">Mas nem sempre nós descobrimos ou conseguimos identificar com clareza</text:span><text:span text:style-name="T2"> </text:span><text:span text:style-name="T1">quais são essas responsabilidades óbvias.</text:span><text:span text:style-name="T2"> </text:span><text:span text:style-name="T1">Então no próximo passo, iremos analisar os verbos de ação que se</text:span><text:span text:style-name="T2"> </text:span><text:span text:style-name="T1">encontram na especificação de requisitos do sistema de automação de biblioteca.</text:span><text:span text:style-name="T2"> </text:span><text:span text:style-name="T1">Eu consigo identificar tem nome, pode emprestar livro,</text:span><text:span text:style-name="T2"> </text:span><text:span text:style-name="T1">devolver o livro, registrar novo usuário de biblioteca e outros</text:span><text:span text:style-name="T2"> </text:span><text:span text:style-name="T1">verbos que se encontram na especificação.</text:span><text:span text:style-name="T2"> </text:span><text:span text:style-name="T1">O que é que eu faço?</text:span><text:span text:style-name="T2"> </text:span><text:span text:style-name="T1">Eu faço uma lista desses verbos, desconsiderando as responsabilidades</text:span><text:span text:style-name="T2"> </text:span><text:span text:style-name="T1">do tipo Sabe, eu listo todos os verbos de ação que eu encontro na especificação.</text:span><text:span text:style-name="T2"> </text:span><text:span text:style-name="T1">Aqui eu vou apresentar apenas os verbos que correspondem à</text:span><text:span text:style-name="T2"> </text:span><text:span text:style-name="T1">responsabilidades do tipo Faz.</text:span><text:span text:style-name="T2"> </text:span><text:span text:style-name="T1">Então eu tenho aqui o Emprestar livro, Devolver livro, Registrar novo usuário,</text:span><text:span text:style-name="T2"> </text:span><text:span text:style-name="T1">Exibir livros disponíveis para empréstimo e Exibir livros indisponíveis</text:span><text:span text:style-name="T2"> </text:span><text:span text:style-name="T1">para empréstimo.</text:span><text:span text:style-name="T2"> </text:span><text:span text:style-name="T1">Diferentemente do esquema anterior,</text:span><text:span text:style-name="T2"> </text:span><text:span text:style-name="T1">que eu dada uma classe eu definia as responsabilidades óbvias,</text:span><text:span text:style-name="T2"> </text:span><text:span text:style-name="T1">agora eu estou fazendo uma lista de todos os verbos e consigo</text:span><text:span text:style-name="T2"> </text:span><text:span text:style-name="T1">identificar responsabilidades mas que essas responsabilidades</text:span><text:span text:style-name="T2"> </text:span><text:span text:style-name="T1">não estão claramente definidas para quais classes elas pertencem.</text:span><text:span text:style-name="T2"> </text:span><text:span text:style-name="T1">Por isso, eu preciso fazer, nesta parte desse passo,</text:span><text:span text:style-name="T2"> </text:span><text:span text:style-name="T1">a atribuição da responsabilidade a alguma das classes que já estão definidas.</text:span><text:span text:style-name="T2"> </text:span><text:span text:style-name="T1">No nosso caso, as 3 classes anteriores, biblioteca, livro e usuário.</text:span><text:span text:style-name="T2"> </text:span><text:span text:style-name="T1">Para cada potencial responsabilidade, eu examino</text:span><text:span text:style-name="T2"> </text:span><text:span text:style-name="T1">as classes existentes, se ela corresponde a alguma responsabilidade óbvia.</text:span><text:span text:style-name="T2"> </text:span><text:span text:style-name="T1">Se corresponder a alguma responsabilidade óbvia de alguma classe,</text:span><text:span text:style-name="T2"> </text:span><text:span text:style-name="T1">eu examino se ela pertence, ou pode pertencer </text:span><text:soft-page-break/><text:span text:style-name="T1">à outra classe.</text:span><text:span text:style-name="T2"> </text:span><text:span text:style-name="T1">Se não existir nenhuma responsabilidade óbvia,</text:span><text:span text:style-name="T2"> </text:span><text:span text:style-name="T1">eu vou analisar se ela deve fazer parte dessa classe ou não.</text:span><text:span text:style-name="T2"> </text:span><text:span text:style-name="T1">Se fizer, eu atribuo a essa classe, se não eu passo para a próxima classe,</text:span><text:span text:style-name="T2"> </text:span><text:span text:style-name="T1">para examinar se a responsabilidade deve ser atribuída a essa nova classe ou não.</text:span><text:span text:style-name="T2"> </text:span><text:span text:style-name="T1">E assim eu vou fazendo para todas as classes,</text:span><text:span text:style-name="T2"> </text:span><text:span text:style-name="T1">até esgotar a lista de responsabilidades.</text:span><text:span text:style-name="T2"> </text:span><text:span text:style-name="T1">Passo para a próxima responsabilidade potencial,</text:span><text:span text:style-name="T2"> </text:span><text:span text:style-name="T1">examino qual classe ela poderá ser atribuída e assim por diante.</text:span><text:span text:style-name="T2"> </text:span><text:span text:style-name="T1">Por exemplo, a lista das responsabilidades que eu apresentei anteriormente,</text:span><text:span text:style-name="T2"> </text:span><text:span text:style-name="T1">como exemplo, o emprestar livro, devolver livro, registrar novo usuário,</text:span><text:span text:style-name="T2"> </text:span><text:span text:style-name="T1">exibir lista de livros disponíveis e exibir lista de livros indisponíveis.</text:span><text:span text:style-name="T2"> </text:span><text:span text:style-name="T1">Por acaso, nesse exemplo, essas 5 responsabilidades</text:span><text:span text:style-name="T2"> </text:span><text:span text:style-name="T1">devem ser atribuídas à classes biblioteca.</text:span><text:span text:style-name="T2"> </text:span><text:span text:style-name="T1">Então é isso que eu vou fazer.</text:span><text:span text:style-name="T2"> </text:span><text:span text:style-name="T1">Se essas responsabilidades devem ser atribuídas à classe biblioteca,</text:span><text:span text:style-name="T2"> </text:span><text:span text:style-name="T1">é o que eu vou fazer.</text:span><text:span text:style-name="T2"> </text:span><text:span text:style-name="T1">Porque é que elas vão ser atribuídas a essa classe?</text:span><text:span text:style-name="T2"> </text:span><text:span text:style-name="T1">Porque toda a transação que eu fizer com a classe biblioteca vai</text:span><text:span text:style-name="T2"> </text:span><text:span text:style-name="T1">coincidir com essas responsabilidades.</text:span><text:span text:style-name="T2"> </text:span><text:span text:style-name="T1">O que é que eu faço então?</text:span><text:span text:style-name="T2"> </text:span><text:span text:style-name="T1">Acrescento.</text:span><text:span text:style-name="T2"> </text:span><text:span text:style-name="T1">Vocês podem ver que agora a classe biblioteca tem 5 novas responsabilidades,</text:span><text:span text:style-name="T2"> </text:span><text:span text:style-name="T1">além daquelas óbvias que eu tinha examinado anteriormente.</text:span><text:span text:style-name="T2"> </text:span><text:span text:style-name="T1">Eu poderia ter esquecido alguma óbvia e ela apareceria porque ao</text:span><text:span text:style-name="T2"> </text:span><text:span text:style-name="T1">examinar a especificação e ver verbo de ação, eu poderia encontrar</text:span><text:span text:style-name="T2"> </text:span><text:span text:style-name="T1">essa classe óbvia que eu tivesse esquecido provavelmente.</text:span><text:span text:style-name="T2"> </text:span><text:span text:style-name="T1">Nesse passo 5 nós conseguimos então, fazer a atribuição de todas as responsabilidades</text:span><text:span text:style-name="T2"> </text:span><text:span text:style-name="T1">que nós levantamos olhando a especificação, no nosso caso agora,</text:span><text:span text:style-name="T2"> </text:span><text:span text:style-name="T1">do exemplo, elas foram todas atribuídas à classe biblioteca.</text:span><text:span text:style-name="T2"> </text:span><text:span text:style-name="T1">O passo 6 vai ampliar pouco o escopo da identificação de responsabilidades.</text:span><text:span text:style-name="T2"> </text:span><text:span text:style-name="T1">O que nós vamos fazer no passo 6?</text:span><text:span text:style-name="T2"> </text:span><text:span text:style-name="T1">É descrever a lógica de cada responsabilidade de cada</text:span><text:span text:style-name="T2"> </text:span><text:span text:style-name="T1">classe que nós levantamos.</text:span><text:span text:style-name="T2"> </text:span><text:span text:style-name="T1">Sabemos de antemão que as responsabilidades do tipo Sabe elas</text:span><text:span text:style-name="T2"> </text:span><text:span text:style-name="T1">são muito simples de serem descritas,</text:span><text:span text:style-name="T2"> </text:span><text:span text:style-name="T1">vamos nos fixar apenas nas responsabilidades do tipo Faz,</text:span><text:span text:style-name="T2"> </text:span><text:span text:style-name="T1">como por exemplo, emprestar livro, devolver livro e assim por diante.</text:span><text:span text:style-name="T2"> </text:span><text:span text:style-name="T1">Vemos agora a lógica emprestar livro da biblioteca.</text:span><text:span text:style-name="T2"> </text:span><text:span text:style-name="T1">Ou seja, quais são as ações que eu preciso fazer nessa responsabilidade?</text:span><text:span text:style-name="T2"> </text:span><text:span text:style-name="T1">Primeiramente, eu tenho livro para empréstimo para dado usuário, ou seja,</text:span><text:span text:style-name="T2"> </text:span><text:span text:style-name="T1">para emprestar esse livro, eu já tenho isso mãos.</text:span><text:span text:style-name="T2"> </text:span><text:span text:style-name="T1">Eu sei qual é o livro e eu sei qual é o usuário.</text:span><text:span text:style-name="T2"> </text:span><text:span text:style-name="T1">O 2º passo é marcar esse livro como emprestado,</text:span><text:span text:style-name="T2"> </text:span><text:span text:style-name="T1">para que ninguém mais possa ver esse livro na lista dos</text:span><text:span text:style-name="T2"> </text:span><text:span text:style-name="T1">livros ainda disponíveis e poder querer emprestar.</text:span><text:span text:style-name="T2"> </text:span><text:span text:style-name="T1">O 3º passo a gente anexa o usuário como emprestador do livro.</text:span><text:span text:style-name="T2"> </text:span><text:span text:style-name="T1">O usuário que está emprestando esse livro, ele vai para o constar do livro mostrando</text:span><text:span text:style-name="T2"> </text:span><text:span text:style-name="T1">quem é o usuário que está com aquele livro emprestado.</text:span><text:span text:style-name="T2"> </text:span><text:span text:style-name="T1">E anexa, nessa lógica, a 4º parte, anexa o livro à lista de livros do usuário.</text:span><text:span text:style-name="T2"> </text:span><text:span text:style-name="T1">Essas 3 últimas ações, o marca livro como emprestado,</text:span><text:span text:style-name="T2"> </text:span><text:span text:style-name="T1">anexa Usuário como emprestador do livro.</text:span><text:span text:style-name="T2"> </text:span><text:span text:style-name="T1">Anexa livro à lista de livros do usuário são novas responsabilidades,</text:span><text:span text:style-name="T2"> </text:span><text:span text:style-name="T1">são responsabilidades que eu estou identificando</text:span><text:span text:style-name="T2"> </text:span><text:span text:style-name="T1">na lógica emprestar livro de biblioteca.</text:span><text:span text:style-name="T2"> </text:span><text:span text:style-name="T1">Dentro do passo 6 eu quero agora identificar colaborações.</text:span><text:span text:style-name="T2"> </text:span><text:span text:style-name="T1">Eu verifico que essas 3 responsabilidades são novas.</text:span><text:span text:style-name="T2"> </text:span><text:span text:style-name="T1">O que significa isso?</text:span><text:span text:style-name="T2"> </text:span><text:span text:style-name="T1">Elas não se encontram descritas nem na hora</text:span><text:span text:style-name="T2"> </text:span><text:span text:style-name="T1">que eu listei as responsabilidades óbvias para cada classe, nem quando eu</text:span><text:span text:style-name="T2"> </text:span><text:span text:style-name="T1">olhei a especificação dos meus requisitos para o sistema de automação da biblioteca.</text:span><text:span text:style-name="T2"> </text:span><text:span text:style-name="T1">Elas só apareceram quando eu comecei a fazer a descrição da lógica.</text:span><text:span text:style-name="T2"> </text:span><text:span text:style-name="T1">Por isso é que é importante, muito importante, fazer a descrição da lógica.</text:span><text:span text:style-name="T2"> </text:span><text:span text:style-name="T1">Nessa hora, eu identifico responsabilidades e são novas</text:span><text:span text:style-name="T2"> </text:span><text:span text:style-name="T1">e encontro responsabilidades que já apareceram como</text:span><text:span text:style-name="T2"> </text:span><text:span text:style-name="T1">óbvias ou foram retiradas da parte da especificação de requisitos.</text:span><text:span text:style-name="T2"> </text:span><text:span text:style-name="T1">Para identificar as colaborações eu tenho que identificar quais são as</text:span><text:span text:style-name="T2"> </text:span><text:span text:style-name="T1">classes colaboradoras para quem eu devo atribuir essas responsabilidades.</text:span><text:span text:style-name="T2"> </text:span><text:span text:style-name="T1">Então, as 2 primeiras responsabilidades, marca livro como emprestado,</text:span><text:span text:style-name="T2"> </text:span><text:span text:style-name="T1">anexa usuário como emprestador do livro, essas 2 responsabilidades,</text:span><text:span text:style-name="T2"> </text:span><text:span text:style-name="T1">elas devem ser atribuidas à classe livro.</text:span><text:span text:style-name="T2"> </text:span><text:span text:style-name="T1">É uma responsabilidade da classe livro marcar</text:span><text:span text:style-name="T2"> </text:span><text:span text:style-name="T1">quando alguém emprestar aquele dado livro, que o livro está emprestado.</text:span><text:span text:style-name="T2"> </text:span><text:span text:style-name="T1">No caso é simplesmente valor de verdadeiro ou falso.</text:span><text:span text:style-name="T2"> </text:span><text:span text:style-name="T1">Inicialmente falso, o livro ainda não foi emprestado para ninguém.</text:span><text:span text:style-name="T2"> </text:span><text:span text:style-name="T1">Foi emprestado para alguém, ele fica verdadeiro.</text:span><text:span text:style-name="T2"> </text:span><text:span text:style-name="T1">E a segunda responsabilidade é para pegar o objeto do</text:span><text:span text:style-name="T2"> </text:span><text:span text:style-name="T1">usuário que está emprestando o livro e incluir isso,</text:span><text:span text:style-name="T2"> </text:span><text:span text:style-name="T1">anexar isso, ao dado livro que está sendo emprestado a esse usuário.</text:span><text:span text:style-name="T2"> </text:span><text:span text:style-name="T1">Já a responsabilidade anexa livro à lista de livros</text:span><text:span text:style-name="T2"> </text:span><text:span text:style-name="T1">emprestados do usuário, ela claramente tem que fazer parte,</text:span><text:span text:style-name="T2"> </text:span><text:span text:style-name="T1">tem que ser atribuída à classe usuário porque é a classe usuário que vai,</text:span><text:span text:style-name="T2"> </text:span><text:span text:style-name="T1">quando ele </text:span><text:soft-page-break/><text:span text:style-name="T1">faz o empréstimo de dado livro,</text:span><text:span text:style-name="T2"> </text:span><text:span text:style-name="T1">anexar o objeto desse livro à sua lista de livros emprestados.</text:span><text:span text:style-name="T2"> </text:span><text:span text:style-name="T1">Então, claramente, é a classe usuário.</text:span><text:span text:style-name="T2"> </text:span><text:span text:style-name="T1">Tendo identificado as minhas colaborações que significa identificar as classes</text:span><text:span text:style-name="T2"> </text:span><text:span text:style-name="T1">colaboradoras e as responsabilidades dessas classes colaboradoras,</text:span><text:span text:style-name="T2"> </text:span><text:span text:style-name="T1">o que acontece?</text:span><text:span text:style-name="T2"> </text:span><text:span text:style-name="T1">Eu acabo aclopando, fazendo com que a classe biblioteca</text:span><text:span text:style-name="T2"> </text:span><text:span text:style-name="T1">dependa das classes livro e usuário.</text:span><text:span text:style-name="T2"> </text:span><text:span text:style-name="T1">O que é que eu tenho agora?</text:span><text:span text:style-name="T2"> </text:span><text:span text:style-name="T1">Eu tenho que a classe biblioteca depende da classe livro.</text:span><text:span text:style-name="T2"> </text:span><text:span text:style-name="T1">Pelo menos levando consideração a responsabilidade emprestar livro,</text:span><text:span text:style-name="T2"> </text:span><text:span text:style-name="T1">eu preciso para completar a minha responsabilidade que é emprestar livro,</text:span><text:span text:style-name="T2"> </text:span><text:span text:style-name="T1">eu preciso da colaboração da classe livro para marcar</text:span><text:span text:style-name="T2"> </text:span><text:span text:style-name="T1">livro e marcar quem é o usuário que está emprestando esse livro.</text:span><text:span text:style-name="T2"> </text:span><text:span text:style-name="T1">Eu preciso também da colaboração, ou seja, eu dependo da classe usuário.</text:span><text:span text:style-name="T2"> </text:span><text:span text:style-name="T1">O que, para eu cumprir a minha responsabilidade como todo,</text:span><text:span text:style-name="T2"> </text:span><text:span text:style-name="T1">que é o emprestar o livro como todo, que a classe usuário também marque</text:span><text:span text:style-name="T2"> </text:span><text:span text:style-name="T1">na sua lista de livros emprestados esse livro que ele acabou de emprestar.</text:span><text:span text:style-name="T2"> </text:span><text:span text:style-name="T1">Com isso concluímos a modelagem CRC.</text:span><text:span text:style-name="T2"> </text:span><text:span text:style-name="T1">Ao terminarmos essa parte 2, que é composta dos passos 3 a 6,</text:span><text:span text:style-name="T2"> </text:span><text:span text:style-name="T1">nós conseguimos identificar completamente as</text:span><text:span text:style-name="T2"> </text:span><text:span text:style-name="T1">classes da aplicação de automação da biblioteca.</text:span><text:span text:style-name="T2"> </text:span><text:span text:style-name="T1">Isso que nós fizemos para esse exemplo didático pode ser feito para qualquer</text:span><text:span text:style-name="T2"> </text:span><text:span text:style-name="T1">aplicação.</text:span><text:span text:style-name="T2"> </text:span><text:span text:style-name="T1">O que nós fizemos foi exemplo de dados com requisitos simplificados mas</text:span><text:span text:style-name="T2"> </text:span><text:span text:style-name="T1">ele pode ser aplicado para qualquer sistema.</text:span><text:span text:style-name="T2"> </text:span><text:span text:style-name="T3">Muito obrigado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-Light" svg:font-family="OpenSans-Light, Arial, sans-serif"/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LibreOffice/4.4.5.2$Windows_x86 LibreOffice_project/a22f674fd25a3b6f45bdebf25400ed2adff0ff99</meta:generator>
    <dc:date>2017-01-14T09:34:15.786000000</dc:date>
    <meta:document-statistic meta:table-count="0" meta:image-count="0" meta:object-count="0" meta:page-count="3" meta:paragraph-count="1" meta:word-count="1732" meta:character-count="10819" meta:non-whitespace-character-count="9087"/>
    <meta:user-defined meta:name="Info 1"/>
    <meta:user-defined meta:name="Info 2"/>
    <meta:user-defined meta:name="Info 3"/>
    <meta:user-defined meta:name="Info 4"/>
  </office:meta>
</office:document-meta>
</file>